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Roboto" fo:font-size="9.75pt" fo:letter-spacing="normal" fo:font-style="normal" fo:font-weight="normal" officeooo:paragraph-rsid="00175131"/>
    </style:style>
    <style:style style:name="T1" style:family="text">
      <style:text-properties officeooo:rsid="00175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openjdk:11</text:p>
      <text:p text:style-name="Standard"/>
      <text:p text:style-name="Standard">COPY target/UserRegistration1-0.0.1-SNAPSHOT.jar /</text:p>
      <text:p text:style-name="Standard"/>
      <text:p text:style-name="Standard">WORKDIR /</text:p>
      <text:p text:style-name="Standard"/>
      <text:p text:style-name="Standard">CMD ["java", "-jar", "UserRegistration1-0.0.1-SNAPSHOT.jar"]</text:p>
      <text:p text:style-name="Standard"/>
      <text:p text:style-name="P1">From tomcat:8-jre8 </text:p>
      <text:p text:style-name="P1">COPY ./target/UserRegistration1 .war /usr/local/tomcat/webapp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00:22:59.897184316</meta:creation-date>
    <dc:date>2022-08-29T03:11:05.759772944</dc:date>
    <meta:editing-duration>PT2H27M45S</meta:editing-duration>
    <meta:editing-cycles>1</meta:editing-cycles>
    <meta:document-statistic meta:table-count="0" meta:image-count="0" meta:object-count="0" meta:page-count="1" meta:paragraph-count="6" meta:word-count="17" meta:character-count="215" meta:non-whitespace-character-count="203"/>
    <meta:generator>LibreOffice/6.4.7.2$Linux_X86_64 LibreOffice_project/40$Build-2</meta:generator>
  </office:meta>
</office:document-meta>
</file>